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6bbfd" officeooo:paragraph-rsid="0006bbfd"/>
    </style:style>
    <style:style style:name="P2" style:family="paragraph" style:parent-style-name="Standard">
      <style:paragraph-properties fo:line-height="100%"/>
      <style:text-properties style:font-name="Liberation Serif" fo:font-weight="bold" officeooo:rsid="0006bbfd" officeooo:paragraph-rsid="0006bbfd" style:font-weight-asian="bold" style:font-weight-complex="bold"/>
    </style:style>
    <style:style style:name="P3" style:family="paragraph" style:parent-style-name="Preformatted_20_Text">
      <style:paragraph-properties fo:line-height="100%"/>
      <style:text-properties style:font-name="Liberation Serif" fo:font-size="12pt" fo:font-weight="normal" officeooo:rsid="0006bbfd" officeooo:paragraph-rsid="0006bbfd" fo:background-color="#6699cc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line-height="100%"/>
      <style:text-properties style:font-name="Liberation Serif" fo:font-size="12pt" fo:background-color="#009999" style:font-size-asian="12pt" style:font-size-complex="12pt"/>
    </style:style>
    <style:style style:name="P5" style:family="paragraph" style:parent-style-name="Preformatted_20_Text">
      <style:paragraph-properties fo:line-height="100%"/>
      <style:text-properties style:font-name="Liberation Serif" fo:font-size="12pt" fo:background-color="#6699cc" style:font-size-asian="12pt" style:font-size-complex="12pt"/>
    </style:style>
    <style:style style:name="P6" style:family="paragraph" style:parent-style-name="Preformatted_20_Text">
      <style:paragraph-properties fo:line-height="100%"/>
      <style:text-properties style:font-name="Liberation Serif" fo:font-size="12pt" fo:background-color="#9999ff" style:font-size-asian="12pt" style:font-size-complex="12pt"/>
    </style:style>
    <style:style style:name="P7" style:family="paragraph" style:parent-style-name="Preformatted_20_Text">
      <style:paragraph-properties fo:margin-top="0in" fo:margin-bottom="0.1965in" loext:contextual-spacing="false" fo:line-height="100%"/>
      <style:text-properties officeooo:rsid="0006bbfd" officeooo:paragraph-rsid="0006bbfd"/>
    </style:style>
    <style:style style:name="P8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officeooo:rsid="0006bbfd" officeooo:paragraph-rsid="0006bbfd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officeooo:rsid="0006f9b3" officeooo:paragraph-rsid="0006f9b3" style:font-size-asian="12pt" style:font-size-complex="12pt"/>
    </style:style>
    <style:style style:name="P10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officeooo:rsid="00075e49" officeooo:paragraph-rsid="00075e49" style:font-size-asian="12pt" style:font-size-complex="12pt"/>
    </style:style>
    <style:style style:name="P11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officeooo:rsid="0006f9b3" officeooo:paragraph-rsid="0006f9b3" fo:background-color="#009999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fo:background-color="#009999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fo:background-color="#6699cc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officeooo:rsid="0006bbfd" officeooo:paragraph-rsid="0006bbfd" fo:background-color="#9999ff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fo:background-color="#9999ff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fo:background-color="#6699cc" loext:char-shading-value="0" style:font-size-asian="12pt" style:font-size-complex="12pt"/>
    </style:style>
    <style:style style:name="T3" style:family="text">
      <style:text-properties officeooo:rsid="0006f9b3"/>
    </style:style>
    <style:style style:name="T4" style:family="text">
      <style:text-properties fo:background-color="#6699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ch tạo <text:s/>một ứng dụng deploy lên heroku</text:p>
      <text:p text:style-name="P1">Bước 1: Tạo một chương trình</text:p>
      <text:p text:style-name="P1">- rails new heroku_app</text:p>
      <text:p text:style-name="P1">- Sử dụng posgresql thay cho sqlite bằng cách sửa Gemfile gem 'sqlite3' thành gem 'pg'</text:p>
      <text:p text:style-name="P1">- Sửa ruby version, ví dụ: ruby '2.2.1'</text:p>
      <text:p text:style-name="P1">- bundle install</text:p>
      <text:p text:style-name="P1">Bước 2: Sửa file database.yml theo form</text:p>
      <text:p text:style-name="P3">development:</text:p>
      <text:p text:style-name="P5"><text:s text:c="2"/>adapter: postgresql</text:p>
      <text:p text:style-name="P5"><text:s text:c="2"/>database: my_database_development</text:p>
      <text:p text:style-name="P5"><text:s text:c="2"/>pool: 5</text:p>
      <text:p text:style-name="P5"><text:s text:c="2"/>timeout: 5000</text:p>
      <text:p text:style-name="P5">test:</text:p>
      <text:p text:style-name="P5"><text:s text:c="2"/>adapter: postgresql</text:p>
      <text:p text:style-name="P5"><text:s text:c="2"/>database: my_database_test</text:p>
      <text:p text:style-name="P5"><text:s text:c="2"/>pool: 5</text:p>
      <text:p text:style-name="P5"><text:s text:c="2"/>timeout: 5000</text:p>
      <text:p text:style-name="P5"/>
      <text:p text:style-name="P5">production:</text:p>
      <text:p text:style-name="P5"><text:s text:c="2"/>adapter: postgresql</text:p>
      <text:p text:style-name="P5"><text:s text:c="2"/>database: my_database_production</text:p>
      <text:p text:style-name="P5"><text:s text:c="2"/>pool: 5</text:p>
      <text:p text:style-name="P13"><text:s text:c="2"/>timeout: 5000</text:p>
      <text:p text:style-name="P8">Sau đó ta phải tạo database mà mình đã khai báo ở trên bằng cách</text:p>
      <text:p text:style-name="P7"><text:span text:style-name="T2">rake </text:span><text:a xlink:type="simple" xlink:href="db:create" text:style-name="Internet_20_link" text:visited-style-name="Visited_20_Internet_20_Link"><text:span text:style-name="T2">db:create</text:span></text:a></text:p>
      <text:p text:style-name="P8"><text:span text:style-name="T4">rake </text:span><text:a xlink:type="simple" xlink:href="db:migrate" text:style-name="Internet_20_link" text:visited-style-name="Visited_20_Internet_20_Link"><text:span text:style-name="T4">db:migrate</text:span></text:a></text:p>
      <text:p text:style-name="P8">Bước 3: Tạo controller</text:p>
      <text:p text:style-name="P8">- rails g controller welcome</text:p>
      <text:p text:style-name="P8">- Tạo index.html.erb</text:p>
      <text:p text:style-name="P14">&lt;h2&gt;Hello World&lt;/h2&gt;</text:p>
      <text:p text:style-name="P6">&lt;p&gt;</text:p>
      <text:p text:style-name="P6"><text:s text:c="2"/>The time is now: &lt;%= Time.now %&gt;</text:p>
      <text:p text:style-name="P15">&lt;/p&gt;</text:p>
      <text:p text:style-name="P8">Bước 4: Do Heroku integration được tin cậy là một plugin của Rails nhưng đã bị bỏ khỏi Rails 4, vì vậy để kích hoạt chức năng này thì thêm vào Gemfile</text:p>
      <text:p text:style-name="P8">gem 'rails_12factor'</text:p>
      <text:p text:style-name="P8">bundle install</text:p>
      <text:p text:style-name="P8"><text:soft-page-break/>Bước 5: Deploy Rails apps bằng Puma Web Server</text:p>
      <text:p text:style-name="P9">Puma sử dụng thread, worker processes để sử dụng tối đa tài nguyên của CPU. Hơn nữa Heroku sử dụng Puma làm web server.</text:p>
      <text:p text:style-name="P9">- Thêm puma vào Gemfile gem 'puma'</text:p>
      <text:p text:style-name="P9">- Thêm file config/puma.rb</text:p>
      <text:p text:style-name="P11">workers Integer(ENV['WEB_CONCURRENCY'] || 2)</text:p>
      <text:p text:style-name="P4">threads_count = Integer(ENV['MAX_THREADS'] || 5)</text:p>
      <text:p text:style-name="P4">threads threads_count, threads_count</text:p>
      <text:p text:style-name="P4"/>
      <text:p text:style-name="P4">preload_app!</text:p>
      <text:p text:style-name="P4"/>
      <text:p text:style-name="P4">rackup <text:s text:c="5"/>DefaultRackup</text:p>
      <text:p text:style-name="P4">port <text:s text:c="7"/>ENV['PORT'] <text:s text:c="4"/>|| 3000</text:p>
      <text:p text:style-name="P4">environment ENV['RACK_ENV'] || 'development'</text:p>
      <text:p text:style-name="P4"/>
      <text:p text:style-name="P4">on_worker_boot do</text:p>
      <text:p text:style-name="P4"><text:s text:c="2"/># Worker specific setup for Rails 4.1+</text:p>
      <text:p text:style-name="P4"><text:s text:c="2"/># See: https://devcenter.heroku.com/articles/deploying-rails-applications-with-the-puma-web-server#on-worker-boot</text:p>
      <text:p text:style-name="P4"><text:s text:c="2"/>ActiveRecord::Base.establish_connection</text:p>
      <text:p text:style-name="P12">end</text:p>
      <text:p text:style-name="P9">Bước 6: Thêm Procfile ở main folder project</text:p>
      <text:p text:style-name="P9">web: bundle exec puma -e <text:s/>-p 5000 -S ~/puma -C config/puma.rb</text:p>
      <text:p text:style-name="P8">Bước <text:span text:style-name="T3">7</text:span>: Lưu chương trình trên git để sau đó deploy lên Heroku</text:p>
      <text:p text:style-name="P8">- git init</text:p>
      <text:p text:style-name="P8">- git add .</text:p>
      <text:p text:style-name="P8">- git commit -m “message”</text:p>
      <text:p text:style-name="P10">Bước 8: Tạo Heroku app</text:p>
      <text:p text:style-name="P10">- heroku create</text:p>
      <text:p text:style-name="P10">- git push heroku master</text:p>
      <text:p text:style-name="P10"/>
      <text:p text:style-name="P10">* Notice: Có thể gặp một số lỗi như sau:</text:p>
      <text:p text:style-name="P10"><text:soft-page-break/>- Error launching Rails server: undefined method 'configure'</text:p>
      <text:p text:style-name="P10">Trong file config/environment/development.rb sửa</text:p>
      <text:p text:style-name="P10">Rails.application.configure do</text:p>
      <text:p text:style-name="P10">thành</text:p>
      <text:p text:style-name="P10">TenAppVietHoaNtn::Application.configure 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00:04:02.954325182</meta:creation-date>
    <dc:date>2015-05-22T00:31:52.349532137</dc:date>
    <meta:editing-duration>PT12M38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3" meta:paragraph-count="66" meta:word-count="322" meta:character-count="2120" meta:non-whitespace-character-count="1814"/>
  </office:meta>
</office:document-meta>
</file>